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MT" svg:font-family="SymbolMT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-Regular" svg:font-family="Wingdings-Regular" style:font-family-generic="roman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font-variant="normal" fo:text-transform="none" fo:color="#252525" loext:opacity="100%" style:font-name="Times New Roman" fo:font-size="14pt" fo:letter-spacing="normal" fo:font-style="normal" fo:font-weight="normal" officeooo:rsid="001ae64e" officeooo:paragraph-rsid="001ae64e" style:font-size-asian="14pt" style:font-size-complex="14pt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font-variant="normal" fo:text-transform="none" fo:color="#252525" loext:opacity="100%" style:font-name="Times New Roman" fo:font-size="14pt" fo:letter-spacing="normal" fo:font-style="normal" fo:font-weight="normal" officeooo:rsid="00248047" officeooo:paragraph-rsid="00248047" style:font-size-asian="14pt" style:font-size-complex="14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.499cm" style:auto-text-indent="false" fo:break-before="page" fo:background-color="transparent"/>
      <style:text-properties fo:font-variant="normal" fo:text-transform="none" fo:color="#252525" loext:opacity="100%" style:font-name="Times New Roman" fo:font-size="14pt" fo:letter-spacing="normal" fo:font-style="normal" fo:font-weight="normal" officeooo:rsid="00248047" officeooo:paragraph-rsid="0025bc16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.499cm" style:auto-text-indent="false" fo:background-color="transparent"/>
      <style:text-properties fo:font-variant="normal" fo:text-transform="none" fo:color="#252525" loext:opacity="100%" style:font-name="Times New Roman" fo:font-size="14pt" fo:letter-spacing="normal" fo:font-style="normal" fo:font-weight="normal" officeooo:rsid="00248047" officeooo:paragraph-rsid="0025bc16" style:font-size-asian="14pt" style:font-size-complex="14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font-variant="normal" fo:text-transform="none" fo:color="#252525" loext:opacity="100%" style:font-name="Times New Roman" fo:font-size="14pt" fo:letter-spacing="normal" fo:language="en" fo:country="US" fo:font-style="normal" fo:font-weight="normal" officeooo:rsid="00248047" officeooo:paragraph-rsid="00248047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officeooo:rsid="00248047" officeooo:paragraph-rsid="00248047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officeooo:rsid="001a0444" officeooo:paragraph-rsid="001a0444" style:font-size-asian="14pt" style:font-size-complex="14pt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indent="0.499cm" style:auto-text-indent="false" fo:break-before="page" fo:background-color="transparent"/>
      <style:text-properties style:font-name="Times New Roman" fo:font-size="14pt" officeooo:rsid="001a0444" officeooo:paragraph-rsid="001a0444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officeooo:rsid="001a0444" officeooo:paragraph-rsid="001ae64e" style:font-size-asian="14pt" style:font-size-complex="14pt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Times New Roman" fo:font-size="14pt" officeooo:rsid="001ae64e" officeooo:paragraph-rsid="001ae64e" style:font-size-asian="14pt" style:font-size-complex="14pt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indent="0.499cm" style:auto-text-indent="false" fo:background-color="transparent"/>
      <style:text-properties style:font-name="Times New Roman" fo:font-size="14pt" officeooo:rsid="001ae64e" officeooo:paragraph-rsid="001ae64e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 fo:break-before="page"/>
      <style:text-properties style:font-name="Times New Roman" fo:font-size="14pt" officeooo:rsid="001ae64e" officeooo:paragraph-rsid="001ae64e" style:font-size-asian="14pt" style:font-size-complex="14pt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.499cm" style:auto-text-indent="false" fo:break-before="page" fo:background-color="transparent"/>
      <style:text-properties style:font-name="Times New Roman" fo:font-size="14pt" officeooo:rsid="001ae64e" officeooo:paragraph-rsid="001ae64e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4pt" officeooo:rsid="001ae64e" officeooo:paragraph-rsid="001ae64e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officeooo:paragraph-rsid="001c5aa4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a0444" officeooo:paragraph-rsid="001a0444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a0444" officeooo:paragraph-rsid="001ae64e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c5aa4" officeooo:paragraph-rsid="001c5aa4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4pt" fo:language="ru" fo:country="RU" officeooo:rsid="001c5aa4" officeooo:paragraph-rsid="001c5aa4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c5aa4" officeooo:paragraph-rsid="001e044d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e044d" officeooo:paragraph-rsid="001e044d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4pt" fo:language="ru" fo:country="RU" officeooo:rsid="001ae64e" officeooo:paragraph-rsid="001ae64e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ae64e" officeooo:paragraph-rsid="001ae64e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ae64e" officeooo:paragraph-rsid="00248047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1ae64e" officeooo:paragraph-rsid="0023fbb7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208991" officeooo:paragraph-rsid="00208991" style:font-size-asian="14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208991" officeooo:paragraph-rsid="00248047" style:font-size-asian="14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ru" fo:country="RU" officeooo:rsid="0023fbb7" officeooo:paragraph-rsid="0023fbb7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4pt" fo:language="ru" fo:country="RU" officeooo:rsid="0024ac73" officeooo:paragraph-rsid="0024ac73" style:font-size-asian="14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en" fo:country="US" officeooo:rsid="001a0444" officeooo:paragraph-rsid="001a0444" style:font-size-asian="14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en" fo:country="US" officeooo:rsid="001a0444" officeooo:paragraph-rsid="001ae64e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en" fo:country="US" officeooo:rsid="001c5aa4" officeooo:paragraph-rsid="001c5aa4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en" fo:country="US" officeooo:rsid="001c5aa4" officeooo:paragraph-rsid="001e044d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fo:language="en" fo:country="US" officeooo:rsid="001ae64e" officeooo:paragraph-rsid="001ae64e" style:font-size-asian="14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 fo:break-before="page"/>
      <style:text-properties style:font-name="Times New Roman" fo:font-size="14pt" fo:language="en" fo:country="US" officeooo:rsid="0024ac73" officeooo:paragraph-rsid="0024ac73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4pt" fo:language="en" fo:country="US" officeooo:rsid="0024ac73" officeooo:paragraph-rsid="0024ac73" style:font-size-asian="14pt" style:font-size-complex="14pt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Times New Roman" fo:language="en" fo:country="US" officeooo:rsid="00248047" officeooo:paragraph-rsid="00248047"/>
    </style:style>
    <style:style style:name="P3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Times New Roman" fo:language="en" fo:country="US" officeooo:rsid="00248047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language="en" fo:country="US" officeooo:rsid="00248047" officeooo:paragraph-rsid="00248047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officeooo:rsid="00248047" officeooo:paragraph-rsid="00248047"/>
    </style:style>
    <style:style style:name="P4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indent="0.499cm" style:auto-text-indent="false" fo:background-color="transparent"/>
      <style:text-properties style:font-name="Times New Roman" officeooo:paragraph-rsid="00248047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officeooo:paragraph-rsid="00248047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Times New Roman"/>
    </style:style>
    <style:style style:name="P44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/>
    </style:style>
    <style:style style:name="P45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officeooo:paragraph-rsid="00248047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language="ru" fo:country="RU" officeooo:rsid="00248047" officeooo:paragraph-rsid="00248047"/>
    </style:style>
    <style:style style:name="P49" style:family="paragraph" style:parent-style-name="normal" style:master-page-name="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 style:page-number="auto"/>
      <style:text-properties style:font-name="Times New Roman" fo:font-size="14pt" officeooo:paragraph-rsid="00228469" style:font-size-asian="14pt" style:font-size-complex="14pt"/>
    </style:style>
    <style:style style:name="P50" style:family="paragraph" style:parent-style-name="normal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4pt" officeooo:paragraph-rsid="00228469" style:font-size-asian="14pt" style:font-size-complex="14pt"/>
    </style:style>
    <style:style style:name="P51" style:family="paragraph" style:parent-style-name="normal">
      <loext:graphic-properties draw:fill-gradient-name="gradient" draw:fill-hatch-name="hatch"/>
      <style:paragraph-properties fo:margin-left="0cm" fo:margin-right="0cm" fo:line-height="150%" fo:text-align="end" style:justify-single-word="false" fo:text-indent="0.499cm" style:auto-text-indent="false"/>
      <style:text-properties style:font-name="Times New Roman" fo:font-size="14pt" officeooo:paragraph-rsid="00228469" style:font-size-asian="14pt" style:font-size-complex="14pt"/>
    </style:style>
    <style:style style:name="P52" style:family="paragraph" style:parent-style-name="normal">
      <loext:graphic-properties draw:fill-gradient-name="gradient" draw:fill-hatch-name="hatch"/>
      <style:paragraph-properties fo:margin-left="0cm" fo:margin-right="0cm" fo:line-height="150%" fo:text-align="end" style:justify-single-word="false" fo:text-indent="0.499cm" style:auto-text-indent="false"/>
      <style:text-properties style:font-name="Times New Roman" fo:font-size="14pt" officeooo:rsid="00228469" officeooo:paragraph-rsid="00228469" style:font-size-asian="14pt" style:font-size-complex="14pt"/>
    </style:style>
    <style:style style:name="P53" style:family="paragraph" style:parent-style-name="normal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4pt" officeooo:paragraph-rsid="00228469" style:font-name-asian="Times New Roman1" style:font-size-asian="14pt" style:font-name-complex="Times New Roman1" style:font-size-complex="14pt"/>
    </style:style>
    <style:style style:name="P54" style:family="paragraph" style:parent-style-name="normal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style:font-name="Times New Roman" fo:font-size="14pt" officeooo:paragraph-rsid="00228469" style:font-name-asian="Times New Roman1" style:font-size-asian="14pt" style:font-name-complex="Times New Roman1" style:font-size-complex="14pt"/>
    </style:style>
    <style:style style:name="P55" style:family="paragraph" style:parent-style-name="normal">
      <loext:graphic-properties draw:fill-gradient-name="gradient" draw:fill-hatch-name="hatch"/>
      <style:paragraph-properties fo:margin-left="0cm" fo:margin-right="0cm" fo:line-height="150%" fo:text-align="end" style:justify-single-word="false" fo:text-indent="0.499cm" style:auto-text-indent="false"/>
      <style:text-properties style:font-name="Times New Roman" fo:font-size="14pt" officeooo:paragraph-rsid="00228469" style:font-name-asian="Times New Roman1" style:font-size-asian="14pt" style:font-name-complex="Times New Roman1" style:font-size-complex="14pt"/>
    </style:style>
    <style:style style:name="P56" style:family="paragraph" style:parent-style-name="normal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4pt" fo:font-weight="bold" officeooo:rsid="0025bc16" officeooo:paragraph-rsid="0025bc16" style:font-name-asian="Times New Roman1" style:font-size-asian="14pt" style:font-weight-asian="bold" style:font-name-complex="Times New Roman1" style:font-size-complex="14pt" style:font-weight-complex="bold"/>
    </style:style>
    <style:style style:name="P57" style:family="paragraph" style:parent-style-name="normal">
      <loext:graphic-properties draw:fill-gradient-name="gradient" draw:fill-hatch-name="hatch"/>
      <style:paragraph-properties fo:margin-left="0cm" fo:margin-right="0cm" fo:line-height="150%" fo:text-align="end" style:justify-single-word="false" fo:text-indent="0.499cm" style:auto-text-indent="false"/>
      <style:text-properties style:font-name="Times New Roman" fo:font-size="14pt" fo:language="ru" fo:country="RU" officeooo:rsid="00228469" officeooo:paragraph-rsid="00228469" style:font-size-asian="14pt" style:font-size-complex="14pt"/>
    </style:style>
    <style:style style:name="P58" style:family="paragraph" style:parent-style-name="normal">
      <loext:graphic-properties draw:fill-gradient-name="gradient" draw:fill-hatch-name="hatch"/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4pt" fo:language="ru" fo:country="RU" fo:font-weight="bold" officeooo:rsid="0025bc16" officeooo:paragraph-rsid="0025bc16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5aa4"/>
    </style:style>
    <style:style style:name="T3" style:family="text">
      <style:text-properties fo:language="ru" fo:country="RU" officeooo:rsid="002592f2"/>
    </style:style>
    <style:style style:name="T4" style:family="text">
      <style:text-properties fo:language="ru" fo:country="RU" officeooo:rsid="0025bc16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officeooo:rsid="00248047" style:font-name-asian="Times New Roman1" style:font-name-complex="Times New Roman1"/>
    </style:style>
    <style:style style:name="T8" style:family="text">
      <style:text-properties fo:language="en" fo:country="US" officeooo:rsid="002592f2"/>
    </style:style>
    <style:style style:name="T9" style:family="text">
      <style:text-properties officeooo:rsid="001ae64e"/>
    </style:style>
    <style:style style:name="T10" style:family="text">
      <style:text-properties fo:font-variant="normal" fo:text-transform="none" fo:color="#252525" loext:opacity="100%" fo:letter-spacing="normal" fo:font-style="normal" fo:font-weight="normal"/>
    </style:style>
    <style:style style:name="T11" style:family="text">
      <style:text-properties officeooo:rsid="001c5aa4"/>
    </style:style>
    <style:style style:name="T12" style:family="text">
      <style:text-properties officeooo:rsid="001fac2c"/>
    </style:style>
    <style:style style:name="T13" style:family="text">
      <style:text-properties officeooo:rsid="00208991"/>
    </style:style>
    <style:style style:name="T1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7" style:family="text">
      <style:text-properties style:font-name="Times New Roman" style:font-name-asian="Times New Roman1" style:font-name-complex="Times New Roman1"/>
    </style:style>
    <style:style style:name="T18" style:family="text">
      <style:text-properties officeooo:rsid="0023fbb7"/>
    </style:style>
    <style:style style:name="T19" style:family="text">
      <style:text-properties style:font-name-asian="Times New Roman1" style:font-name-complex="Times New Roman1"/>
    </style:style>
    <style:style style:name="T20" style:family="text">
      <style:text-properties officeooo:rsid="00248047"/>
    </style:style>
    <style:style style:name="T21" style:family="text">
      <style:text-properties fo:color="#000000" loext:opacity="100%" style:font-name="TimesNewRomanPSMT" fo:font-size="14pt" fo:font-style="normal" fo:font-weight="normal" style:font-size-asian="14pt" style:font-style-asian="normal" style:font-weight-asian="normal"/>
    </style:style>
    <style:style style:name="T22" style:family="text">
      <style:text-properties fo:color="#000000" loext:opacity="100%" style:font-name="Calibri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00" loext:opacity="100%" fo:font-size="14pt" fo:font-style="normal" fo:font-weight="normal" style:font-size-asian="14pt" style:font-style-asian="normal" style:font-weight-asian="normal"/>
    </style:style>
    <style:style style:name="T24" style:family="text">
      <style:text-properties fo:color="#000000" loext:opacity="100%" fo:font-size="14pt" fo:font-style="normal" fo:font-weight="normal" officeooo:rsid="00248047" style:font-size-asian="14pt" style:font-style-asian="normal" style:font-weight-asian="normal"/>
    </style:style>
    <style:style style:name="T25" style:family="text">
      <style:text-properties fo:color="#000000" loext:opacity="100%" fo:font-size="14pt" fo:language="ru" fo:country="RU" fo:font-style="normal" fo:font-weight="normal" style:font-size-asian="14pt" style:font-style-asian="normal" style:font-weight-asian="normal"/>
    </style:style>
    <style:style style:name="T26" style:family="text">
      <style:text-properties fo:color="#000000" loext:opacity="100%" fo:font-size="14pt" fo:language="ru" fo:country="RU" fo:font-style="normal" fo:font-weight="normal" officeooo:rsid="00248047" style:font-size-asian="14pt" style:font-style-asian="normal" style:font-weight-asian="normal"/>
    </style:style>
    <style:style style:name="T27" style:family="text">
      <style:text-properties fo:color="#000000" loext:opacity="100%" fo:font-size="14pt" fo:language="en" fo:country="US" fo:font-style="normal" fo:font-weight="normal" officeooo:rsid="00248047" style:font-size-asian="14pt" style:font-style-asian="normal" style:font-weight-asian="normal"/>
    </style:style>
    <style:style style:name="T28" style:family="text">
      <style:text-properties fo:color="#000000" loext:opacity="100%" fo:font-size="14pt" fo:language="en" fo:country="US" fo:font-style="normal" fo:font-weight="normal" style:font-size-asian="14pt" style:font-style-asian="normal" style:font-weight-asian="normal"/>
    </style:style>
    <style:style style:name="T29" style:family="text">
      <style:text-properties fo:color="#000000" loext:opacity="100%" fo:font-size="9pt" fo:font-style="normal" fo:font-weight="normal" style:font-size-asian="9pt" style:font-style-asian="normal" style:font-weight-asian="normal"/>
    </style:style>
    <style:style style:name="T30" style:family="text">
      <style:text-properties fo:color="#bcbec4" loext:opacity="100%" fo:font-size="14pt" fo:font-style="normal" fo:font-weight="normal" style:font-size-asian="14pt" style:font-style-asian="normal" style:font-weight-asian="normal"/>
    </style:style>
    <style:style style:name="T31" style:family="text">
      <style:text-properties fo:color="#6aab73" loext:opacity="100%" fo:font-size="14pt" fo:font-style="normal" fo:font-weight="normal" style:font-size-asian="14pt" style:font-style-asian="normal" style:font-weight-asian="normal"/>
    </style:style>
    <style:style style:name="T32" style:family="text">
      <style:text-properties fo:color="#6aab73" loext:opacity="100%" fo:font-size="14pt" fo:language="en" fo:country="US" fo:font-style="normal" fo:font-weight="normal" officeooo:rsid="00248047" style:font-size-asian="14pt" style:font-style-asian="normal" style:font-weight-asian="normal"/>
    </style:style>
    <style:style style:name="T33" style:family="text">
      <style:text-properties fo:color="#0563c1" loext:opacity="100%" fo:font-size="14pt" fo:language="en" fo:country="US" fo:font-style="normal" fo:font-weight="normal" style:font-size-asian="14pt" style:font-style-asian="normal" style:font-weight-asian="normal"/>
    </style:style>
    <style:style style:name="T34" style:family="text">
      <style:text-properties fo:color="#0563c1" loext:opacity="100%" fo:font-size="14pt" fo:language="ru" fo:country="RU" fo:font-style="normal" fo:font-weight="normal" style:font-size-asian="14pt" style:font-style-asian="normal" style:font-weight-asian="normal"/>
    </style:style>
    <style:style style:name="T35" style:family="text">
      <style:text-properties fo:color="#0563c1" loext:opacity="100%" style:font-name="Times New Roman" fo:font-size="14pt" fo:language="en" fo:country="US" fo:font-style="normal" fo:font-weight="normal" style:font-size-asian="14pt" style:font-style-asian="normal" style:font-weight-asian="normal"/>
    </style:style>
    <style:style style:name="T36" style:family="text">
      <style:text-properties fo:color="#0563c1" loext:opacity="100%" style:font-name="Times New Roman" fo:font-size="14pt" fo:language="ru" fo:country="RU" fo:font-style="normal" fo:font-weight="normal" style:font-size-asian="14pt" style:font-style-asian="normal" style:font-weight-asian="normal"/>
    </style:style>
    <style:style style:name="T37" style:family="text">
      <style:text-properties fo:font-weight="bold" officeooo:rsid="00228469" style:font-name-asian="Times New Roman1" style:font-weight-asian="bold" style:font-name-complex="Times New Roman1" style:font-weight-complex="bold"/>
    </style:style>
    <style:style style:name="T38" style:family="text">
      <style:text-properties officeooo:rsid="002592f2"/>
    </style:style>
    <style:style style:name="T39" style:family="text">
      <style:text-properties officeooo:rsid="0025bc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9">Geekbrains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>Прикладные вопросы автоматизации</text:p>
      <text:p text:style-name="P56">юридической деятельности в Российской Федерации</text:p>
      <text:p text:style-name="P53"/>
      <text:p text:style-name="P53"/>
      <text:p text:style-name="P54"/>
      <text:p text:style-name="P53"/>
      <text:p text:style-name="P53"/>
      <text:p text:style-name="P53"/>
      <text:p text:style-name="P51"><text:span text:style-name="T19">IT-специалист:</text:span></text:p>
      <text:p text:style-name="P57"><text:span text:style-name="T19">Программист </text:span><text:span text:style-name="T6">Python</text:span></text:p>
      <text:p text:style-name="P52"><text:span text:style-name="T19">Смирнов П.Н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0"><text:span text:style-name="T19">Санкт-Петербург</text:span></text:p>
      <text:p text:style-name="P50"><text:span text:style-name="T19">202</text:span><text:span text:style-name="T7">4</text:span></text:p>
      <text:p text:style-name="P13"><text:span text:style-name="T10">ПЛАН РАБОТЫ</text:span></text:p>
      <text:p text:style-name="P10"/>
      <text:p text:style-name="P1">1. Введение</text:p>
      <text:p text:style-name="P1">2. Понятие Дела</text:p>
      <text:p text:style-name="P1">3. Вопросы автоматизации дел.</text:p>
      <text:p text:style-name="P1">4. Вопросы взаимодействия с судебной системой.</text:p>
      <text:p text:style-name="P2"><text:span text:style-name="T3">5</text:span><text:span text:style-name="T5">. </text:span><text:span text:style-name="T1">Пример реализации управления юридической фирмой </text:span><text:span text:style-name="T3">на основе </text:span><text:span text:style-name="T8">Django.</text:span></text:p>
      <text:p text:style-name="P5"/>
      <text:p text:style-name="P8"><text:span text:style-name="T10">"В прошлом году 450 юристов, которые у нас готовили иски, были сокращены. У нас нейронная сетка готовит исковые заявления значительно лучше. Мы сегодня перестаем брать юристов, которые не знают, как работать с нейронной сетью. И если вы заботитесь о своем будущем, пожалуйста, пройдите соответствующий курс обучения"</text:span> </text:p>
      <text:p text:style-name="P11">Герман Греф, председатель правления Сбербанка</text:p>
      <text:p text:style-name="P7"/>
      <text:p text:style-name="P16">В настоящее время программные комплексы используемые в деятельности юридических фирм следующие:</text:p>
      <text:p text:style-name="P30">1. <text:span text:style-name="T1">Правовые базы</text:span></text:p>
      <text:p text:style-name="P16">2. <text:span text:style-name="T5">CRM-</text:span>сервисы.</text:p>
      <text:p text:style-name="P16">3. Сервисы судебной системы.</text:p>
      <text:p text:style-name="P16"/>
      <text:p text:style-name="P16">Использование каждого из этих программных комплексов предполагает «ручной» труд референтов, помощников и самих юристов, что в условиях больщих объемов данных снижает эффективность разработки диспозиции так как вносит дополнительный человеческий фактор.</text:p>
      <text:p text:style-name="P16">Безусловно наличие программиста в штате небольшой юридической фирмы — это излишество. Вместе с тем ИТ-компан<text:span text:style-name="T9">и</text:span>ям следует разработать предложения для рынка <text:s/>по сопровождению юридической деятельности. </text:p>
      <text:p text:style-name="P15"><text:span text:style-name="T2">Более того необходимо выработать общий для программистов и юристов «язык» позволяющий наладить эффективное взаимодействие в рамках концепции </text:span>Domain Driven Design. </text:p>
      <text:p text:style-name="P15"><text:span text:style-name="T11">Не следует забывать, что такого рода языков может быть много. В этой работе предлагается один из вариантов. </text:span></text:p>
      <text:p text:style-name="P12">2. ПОНЯТИЕ ДЕЛА</text:p>
      <text:p text:style-name="P14"/>
      <text:p text:style-name="P9">Основой смысловой единицей деятельности юридической фирмы является «Дело». </text:p>
      <text:p text:style-name="P9">В основе каждого из дел лежит гипотеза — совокупность обстоятельств для сопровождения или преодоления которых подключается юрист. </text:p>
      <text:p text:style-name="P9"><text:span text:style-name="T11">Гипотеза</text:span> может поступить юристу из разных источников</text:p>
      <text:p text:style-name="P31">1) <text:span text:style-name="T1">Непосредственно от клиента.</text:span></text:p>
      <text:p text:style-name="P17">2) От законодателя.</text:p>
      <text:p text:style-name="P17">3) В результате некоего события</text:p>
      <text:p text:style-name="P17">Рассмотрим конкретные примеры</text:p>
      <text:p text:style-name="P31">1) <text:span text:style-name="T1">Клиент обращается с просьбой сопроводить дело о наследстве.</text:span></text:p>
      <text:p text:style-name="P17">2) Издается новый закон меняющий условия налогообложения предпринимателей.</text:p>
      <text:p text:style-name="P17">3) Из-за техногенной аварии утрачена возможность авиаперелетов в некий регион.</text:p>
      <text:p text:style-name="P17"/>
      <text:p text:style-name="P17">Второй составляющей Дела является диспозиция — совокупность мер которые должны предпринять субъекты в условиях гипотезы для получения нужного для них результата.</text:p>
      <text:p text:style-name="P17">Диспозиция разрабатывается юристом. </text:p>
      <text:p text:style-name="P17"/>
      <text:p text:style-name="P17">Третья составляющая Дела — это санкция. Санкция — это те негативные последствия, от которых субъект в условиях гипотезы может пострадать <text:span text:style-name="T11">без</text:span>действуя <text:span text:style-name="T11">или действуя вразрез с предложенной диспозицей.</text:span></text:p>
      <text:p text:style-name="P17"/>
      <text:p text:style-name="P18">Исходя из предложенной концепции входящий в бизнес-логику юридической фирмы поток информации по видам гипотез структурируется по следующим направлениям:</text:p>
      <text:p text:style-name="P32">1) <text:span text:style-name="T1">Гипотезы-действия.</text:span></text:p>
      <text:p text:style-name="P18"><text:soft-page-break/>Гипотезы действия возникают по воле субъектов правоотношений (физических лиц, юридических лиц). Примеры: заключение договора, провокация ДТП, вступление в брак. </text:p>
      <text:p text:style-name="P18">2) Гипотезы-события</text:p>
      <text:p text:style-name="P18">Гипотезы события возникают вне зависимости от воли субъектов правоотношений (физических лиц, юридических лиц). Примеры: рождение ребенка, стихийное бедствие, международные санкции. </text:p>
      <text:p text:style-name="P19">Для разработки правильных диспозиций юристу недостаточно работать только с поступившими от клиента гипотезами. Юристу также необходимо обрабатывать информацию по гипотезам поступившим от законодателя и возникшим в результате событий, по крайней мере в своей сфере деятельности. Как показывает практика правоприменения отсутствие результатов обработки такой информации в прямом доступе юриста существенно ограничивает вариативность при разработке диспозиции, а иногда напрямую ведет к ошибкам. </text:p>
      <text:p text:style-name="P21">Таким образом у одного дела может быть множество входящих гипотез учет которых требуется для разработки оптимальной диспозиции. </text:p>
      <text:p text:style-name="P21">Важно понимать, что «Дело» очень редко сопровождается юристом на всех этапах его существования. Однако триггером для его отражения в документообороте юриста всегда является обращение клиента. </text:p>
      <text:p text:style-name="P20">Клиент обращается к юристу на разных этапах существования дела:</text:p>
      <text:p text:style-name="P33">1) <text:span text:style-name="T1">До формирования дела для получения информации о том какая требуется диспозиция в случае возникновения определенной гипотезы.</text:span></text:p>
      <text:p text:style-name="P20">2) На стадии гипотезы (самый распространенный случай) для получения информации о требуемой диспозиции или её разработки.</text:p>
      <text:p text:style-name="P20">3) На стадии диспозиции для проверки своей диспозиции или её переработки.</text:p>
      <text:p text:style-name="P20">4) На стадии санкции для получения информации о минимизации её негативных последствий или содействия этому.</text:p>
      <text:p text:style-name="P20"/>
      <text:p text:style-name="P21">Далее мы разберем вопросы замены «ручного» труда юриста «машинным» </text:p>
      <text:p text:style-name="P22"><text:soft-page-break/><text:span text:style-name="T39">3</text:span><text:span text:style-name="T11">. </text:span>ВОПРОСЫ АВТОМАТИЗАЦИИ.</text:p>
      <text:p text:style-name="P22"/>
      <text:p text:style-name="P23">Все Дела можно условно поделить на три категории:</text:p>
      <text:p text:style-name="P34">1) <text:span text:style-name="T1">Подлежащие полной автоматизации.</text:span></text:p>
      <text:p text:style-name="P23">2) Подлежащие частичной автоматизации.</text:p>
      <text:p text:style-name="P23">3) Не подлежащие автоматизации.</text:p>
      <text:p text:style-name="P23"/>
      <text:p text:style-name="P23">Полной автоматизации подлежат дела для которых законодательно прописан «шаблонный подход», например дела о выдаче судебных приказов. <text:span text:style-name="T12">(например глава 11 ГПК РФ)</text:span></text:p>
      <text:p text:style-name="P23"/>
      <text:p text:style-name="P21">Гипотезой таких дел на сегодня является, как правило, факт наличия требования от одного лица к другому на сумму не превышающую 500 000 рублей. </text:p>
      <text:p text:style-name="P21">Диспозиция необходимость обращения в суд с заявлением о выдаче судебного приказа, обеспечение передачи судебного приказа на исполнение. </text:p>
      <text:p text:style-name="P21">Санкция истечение сроков давности по взысканию на основании судебного приказа. </text:p>
      <text:p text:style-name="P21"/>
      <text:p text:style-name="P23">В перспективе пользователю достаточно будет заполнить форму на сайте суда, подписать её средствами цифровой идентификации и, после автоматической проверки, получить автоматические сгенерированный <text:s/>документ. Современный уровень программного обеспечения судебной системы это позволяет. </text:p>
      <text:p text:style-name="P23">Единственное ограничение: необходимость установление тождественности документа в человекочитаемом виде и его «сжатого» цифрового образа. </text:p>
      <text:p text:style-name="P23">Важно отметить, что уже нет проблем установить тождественность документа в человекочитаемом виде и его распечатки. Законодатель решил эту проблему в основах законодательства о нотариате (ст. 103.8).</text:p>
      <text:p text:style-name="P23"><text:soft-page-break/>Также необходимо подчеркнуть, что ведомства с которыми гражданин вступает в документооборот далеко не всегда взаимодействуют друг с другом посредством передачи «сжатых» цифровых образов документов. Как правило обмен идёт подготовленными для печати текстовыми документами подписанными ЭЦП, например в формате <text:span text:style-name="T5">PDF.</text:span></text:p>
      <text:p text:style-name="P24">Представляется разумным предоставлять гражданам защищенные контейнеры со всей информацией содержащейся в том или ином документы. Информация из такого контейнера может передаваться в форму автоматически. </text:p>
      <text:p text:style-name="P24"/>
      <text:p text:style-name="P24"><text:span text:style-name="T12">Ча</text:span><text:span text:style-name="T20">с</text:span><text:span text:style-name="T12">тичной автоматизации подлежат </text:span><text:span text:style-name="T13">дела,</text:span><text:span text:style-name="T12"> где источником разработки диспозиции являются данные на 100% подлежащие цифровизации с минимальным участием «человеческого» фактора. </text:span></text:p>
      <text:p text:style-name="P26">Типичными примерами подобных дел являются, например дела связанные с налоговым администрированием, строительством или возмещением ущерба причиненного ДТП. </text:p>
      <text:p text:style-name="P26">Общим для подобных дел является наличие в качестве источника данных о гипотезе большого корпуса документов и сведений перевод которых в цифровой формат имеет смысл только «по запросу». </text:p>
      <text:p text:style-name="P26">Например в делах связанных с налоговым администрированием нет смысла оцифровывать все первичные документы так как информация в них содержащаяся попадает в налоговую отчетность. В делах связанных со строительством нет необходимости оцифровывать всю исполнительную документацию, так как основным источником необходимой юристу информации являются договоры, платежные документы, акты выполненных работ и переписка. В дела связанных с ДТП нет смысла оцифровывать всю информацию связанную с возможным нарушением ПДД одним из его участников, так как вся необходимая юристу информация содержится в постановлении по делу о нарушении ПДД, </text:p>
      <text:p text:style-name="P26">Вместе с тем разработка оптимальной диспозиции время от времени требует подключения дополнительных источников информации, однако <text:soft-page-break/>информационная система может содержать лишь ссылки на документы и сведения с необходимыми выдержками из них.</text:p>
      <text:p text:style-name="P26">Также в подобного рода делах всё еще присутствует «человеческий» фактор: гражданин может ошибиться в налоговой декларации, рабочие на стройке могут допустить брак в выполнении работ, у лица совершившего ДТП может быть разная степень вины в нём. </text:p>
      <text:p text:style-name="P27">В перспективе цифровизация документов и фиксация сведений будет распространяться все шире так что ряд дел очевидно перейдёт из категории подлежащих частичной автоматизации в категорию подлежащих полной автоматизации, но это дело будущего. </text:p>
      <text:p text:style-name="P27"><text:span text:style-name="T12">Не подлежат автоматизации задачи </text:span><text:span text:style-name="T18">где</text:span><text:span text:style-name="T12"> «человеческий» фактор является превалирующим. </text:span></text:p>
      <text:p text:style-name="P28">Типичным примером подобных дел являются дела по определению порядка общения с детьми, дела о разделе имущества супругов. Также к такой категории можно отнести большую часть уголовных дел. </text:p>
      <text:p text:style-name="P28">Общим для всех этих категорий дел являются критерии определения диспозиции и санкции. Диспозиция определяется внутренней мотивацией участников дела, а санкция внутренней мотивацией лица принимающего решение о последствиях диспозиции (например судьи).</text:p>
      <text:p text:style-name="P28">Тем не менее если подходить к подобным делам комплексно, то можно выделять в такого рода делах отдельные задачи отвечающие критериям полной или частичной автоматизации. Например в вопросах определения порядка общения с детьми такой задачей может <text:s/>быть оформление стандартных процессуальных документов. </text:p>
      <text:p text:style-name="P28">Вместе с тем ни в коем случае нельзя следовать иллюзии, что человеческий фактор в принципе может быть исключен из таких дел. Так как они в наибольшей степени влияют на личности их участников. </text:p>
      <text:p text:style-name="P25"/>
      <text:p text:style-name="P35"><text:span text:style-name="T4">4</text:span>. <text:span text:style-name="T1">ВОПРОСЫ ВЗАИМОДЕЙСТВИЯ С СУДЕБНОЙ СИСТЕМОЙ.</text:span></text:p>
      <text:p text:style-name="P36"/>
      <text:p text:style-name="P29">Современная российская юстиция шагает в цифоровую эпоху довольно быстро. Еще 10 лет назад в суды вместе с заявлениями необходимо было приносить бумагу и конверты для рассылки судебных извещений сторонам. Теперь благодаря внедрению ЕСИА значительную часть подобного рода процедур переведена в электронный формат. В сочетанию с сервисами доставки электронных заказных писем реализованных «Почтой России» «бумажный» документооборот постепенно уходит в прошлое. </text:p>
      <text:p text:style-name="P29">Пальма первенства здесь принадлежит арбитражным судам, которые перевели значительную часть своих сервисом в электронный формат ещё до введения ЕСИА.</text:p>
      <text:p text:style-name="P29">Однако несколько лет назад с повсеместным внедрением системы ГАС «Правосудие» за Арбитражными судами подтянулись и суды общей юрисдикции. Нельзя не отметить, что хотя суды общей юрисдикции и арбитражные суды с некоторых пор подчинены Верховному суду вопрос о создании единой системы электронного взаимодействия со всеми судами в стране пока не решен. </text:p>
      <text:p text:style-name="P29">Взаимодействие с судебной системой применительно к заявленной теме можно разделить на три блока. </text:p>
      <text:p text:style-name="P29">1. Предъявление документов в суд.</text:p>
      <text:p text:style-name="P29">2. Судебные заседания.</text:p>
      <text:p text:style-name="P29">3. Исполнение судебных актов.</text:p>
      <text:p text:style-name="P29"/>
      <text:p text:style-name="P29">1. Для предъявления документов в суд заявителю достаточно пройти регистрацию в ЕСИА и представить в суд документы в человекочитаемом формате заполнив ряд форм. </text:p>
      <text:p text:style-name="P29">Таким образом можно загрузить любые заявления, ходатайства, доверенности, письменные доказательства. </text:p>
      <text:p text:style-name="P29"><text:soft-page-break/>Пока в сервисы судопроизводства ещё не интегрирована система обеспечивающая рассылку представленных документов участниками процесса (например «Почты России» <text:s/>и уплату госпошлины (напрмер Сбербанк Онлайн»), но к этому нет никаких технических препятствий. Вероятно недостаточно нормативной базы. <text:s/></text:p>
      <text:p text:style-name="P29">Сложность представляет собой приобщение к материалам дела видео и аудио материалов, хотя они, как правило, сопровождаются описанием (расшифровкой) возможность загрузки в электронную систему таких материалов пока не реализована. Также не реализована система приобщения к материалам дела экспертиз. Технических сложностей в этом нет. Полагаю ограничения обусловлены отсутствием достаточных мощностей для хранения информации. </text:p>
      <text:p text:style-name="P29">2. Судебные заседания в настоящее время повсместно проводятся как в офлайн так и онлайн формате.</text:p>
      <text:p text:style-name="P29">Эволюция внедрения видеосвязи была следующей. Сначала в зданиях судов были организованы отдельные кабинеты для видеоконференцсвязи. Преимуществом такой реализации было наличие нескольких камер, хороший звук и возможность записи всего видеопотока. Недостатком была сложность технической реализации и дороговизна. Так что применимость таких систем была ограничена. </text:p>
      <text:p text:style-name="P29">Связь по открытым каналам через популярные сервисы видеосвязи долгое время считалась зазорной, так как не обеспечивала достаточной безопасности сообщаемых в заседаниях сведений. Однако «не было бы счастья да несчастье» помогло. Пандемия <text:span text:style-name="T5">COVID-19 </text:span>отправила «на удаленку» в том числе и суды. <text:s/>Необходимость ежедневного и проведения заседаний в онлайн формате заставило судебную систему включить обычные сервисы видеосвязи в свой инструментарий. Арбитражные суды реализовали собственный вариант видеосвязи основанный на неназываемо проприетарном решении. Суды общей юрисдикции используют связи через <text:span text:style-name="T5">Skype, Telegram </text:span>и <text:span text:style-name="T5">Whats’up, </text:span>однако как правило такие средства используются в делах небольшой сложности. </text:p>
      <text:p text:style-name="P29">3. Исполнение судебных актов реализовано пока не лучшим образом.</text:p>
      <text:p text:style-name="P29"><text:soft-page-break/>Хотя у службы судебных приставов есть своя собственная система электронного документооборота, основанная на ЕСИА. Она никак не интегрирована с электронными сервисами судов. Более того существует законодательное препятствие полноценному электронному документообороту между судами и судебным приставами: исполнительные листы могут существовать только в одном физическом экземпляре- электронный образ такого документа законодательством не предусмотрен. Более того передача исполнительного листа (и других исполнительных документов) в службу судебных приставов — право, а не обязанность участника процесаа. Автоматически такая передача возможна только по специальному заявлению и даже в этом случае документ должен существовать и передаваться физически, что иногда приводит к утрате документа, и запуску откровенно лишней процедуры его восстановления. </text:p>
      <text:p text:style-name="P3"><text:span text:style-name="T38">5</text:span><text:span text:style-name="T5">. </text:span>ПРИМЕР РЕАЛИЗАЦИИ УПРАВЛЕНИЯ</text:p>
      <text:p text:style-name="P4">ЮРИДИЧЕСКОЙ ФИРМОЙ <text:span text:style-name="T38">НА ОСНОВЕ </text:span><text:span text:style-name="T8">DJANGO.</text:span></text:p>
      <text:p text:style-name="P4"><text:span text:style-name="T8"/></text:p>
      <text:p text:style-name="P38"><text:span text:style-name="T23">Django </text:span><text:span text:style-name="T25">предоставляет очень удобный функционал, автоматически генерируя <text:s/>рабочую область. Таким образом нет необходимости создавать рабочую область « с нуля» достаточно лишь редактировать уже созданные файлы или создавать новые, которые в свою очередь будут взаимодействовать с файлами созданным автоматически. </text:span></text:p>
      <text:p text:style-name="P37"><text:span text:style-name="T25">Очень удобно, что автоматически созданные файлы содержат в себе комментарии и отсылки к документации, а также сразу предлагают к импорту <text:s/>те или иные библиотеки. </text:span></text:p>
      <text:p text:style-name="P41"><text:span text:style-name="T24">Что представляет собой рабочая область </text:span><text:span text:style-name="T27">Django. </text:span><text:span text:style-name="T26">Это директория с вложенными файлами, которая выглядит следующим образом для проекта например</text:span><text:span text:style-name="T27"> </text:span><text:span text:style-name="T26">«</text:span><text:span text:style-name="T27">diplom</text:span><text:span text:style-name="T26">»</text:span><text:span text:style-name="T27"> </text:span><text:span text:style-name="T23"><text:s/></text:span></text:p>
      <text:p text:style-name="P41"><text:span text:style-name="T23">Структура проекта при первом запуске имеет следующий вид:</text:span></text:p>
      <text:p text:style-name="P47"><text:span text:style-name="T23">• </text:span><text:span text:style-name="T27">diplom</text:span><text:span text:style-name="T23">/</text:span></text:p>
      <text:p text:style-name="P47"><text:span text:style-name="T23">▪ manage.py</text:span></text:p>
      <text:p text:style-name="P47"><text:span text:style-name="T23">▪ </text:span><text:span text:style-name="T27">diplom</text:span><text:span text:style-name="T23">/</text:span></text:p>
      <text:p text:style-name="P47"><text:span text:style-name="T23">▪ __init__.py</text:span></text:p>
      <text:p text:style-name="P47"><text:span text:style-name="T23">▪ settings.py</text:span></text:p>
      <text:p text:style-name="P47"><text:span text:style-name="T23">▪ urls.py</text:span></text:p>
      <text:p text:style-name="P47"><text:span text:style-name="T23">▪ asgi.py</text:span></text:p>
      <text:p text:style-name="P47"><text:span text:style-name="T23">▪ wsgi.py</text:span></text:p>
      <text:p text:style-name="P47"><text:span text:style-name="T23">С помощью файла manage.py мы будем осуществлять управление проектом – запускать сервер, создавать новые приложения, выполнять миграции информации в базу данных, создавать администратора, создавать и</text:span></text:p>
      <text:p text:style-name="P47"><text:span text:style-name="T23">менять пароль и много другое.</text:span></text:p>
      <text:p text:style-name="P47"><text:span text:style-name="T23">Далее идет пакет Python одноименный с нашим проектов, в примере выше это пакет с названием «myproject». Как пакет его определяет наличие файла </text:span><text:soft-page-break/><text:span text:style-name="T23">__init__.py. Данный пакет содержит стандартные файлы, которые используются для настройки проекта:</text:span></text:p>
      <text:p text:style-name="P47"><text:span text:style-name="T23">• settings.py – файл, в котором прописываются настройки проекта.</text:span></text:p>
      <text:p text:style-name="P47"><text:span text:style-name="T23">Включает в себя описание путей к приложениям, настройки статики, важные параметры, связанные с работой подключаемых модулей и настроек безопасности.</text:span></text:p>
      <text:p text:style-name="P47"><text:span text:style-name="T23">• urls.py – в данном файле прописываются маршруты приложения. По адресам, прописанным в данном файле, будет строиться навигация на нашем ресурсе. На смотря на то, что данный файл может содержать все ассоциации url адресов с представлениями, принято разделять его на части и в каждом приложении создавать свой файл urls.py.</text:span></text:p>
      <text:p text:style-name="P47"><text:span text:style-name="T23">• asgi.py – модуль, описывающий связь проекта с веб-сервером через интерфейс WSGI.</text:span></text:p>
      <text:p text:style-name="P47"><text:span text:style-name="T23">• wsgi.py - модуль, описывающий связь проекта с веб-сервером посредством интерфейса ASGI.</text:span></text:p>
      <text:p text:style-name="P47"><text:span text:style-name="T23">Если стартовый пакет содержит файлы, отвечающие за общие настройки проекта, то за функциональная логика прописывается в приложениях.</text:span></text:p>
      <text:p text:style-name="P43"><text:span text:style-name="T23">Приложение в Django</text:span><text:span text:style-name="T29"> </text:span><text:span text:style-name="T23">представляет собой отдельный фрагмент функциональности сайта. Оно может, как реализовать работу всего сайта, так и отдельной функциональности (радела или подсистемы). При разработке структуры сайта рекомендуется выделять приложения по выполняемому спектру задач</text:span></text:p>
      <text:p text:style-name="P42"><text:span text:style-name="T23">В нашем проекте </text:span><text:span text:style-name="T26">достаточно сформировать <text:s/>два приложения</text:span></text:p>
      <text:p text:style-name="P42"><text:span text:style-name="T26">«</text:span><text:span text:style-name="T27">homeapp</text:span><text:span text:style-name="T26">»</text:span><text:span text:style-name="T27"> - </text:span><text:span text:style-name="T26">страница-визитка отражающая, что посетитель находится именно там где ему нужно. </text:span></text:p>
      <text:p text:style-name="P42"><text:span text:style-name="T26">«</text:span><text:span text:style-name="T27">modelapp</text:span><text:span text:style-name="T26">» - основная страница через которую будет осущствляться управление базой данных о клиентах, адвокатах и текущих делах. </text:span></text:p>
      <text:p text:style-name="P40"><text:span text:style-name="T23">В последствие в проект можно добавить базу знаний в качестве отдельного приложения, где будут храниться образцы документов, источники сведений, фотокопии дел и т. п. </text:span></text:p>
      <text:p text:style-name="P47"><text:soft-page-break/><text:span text:style-name="T23">Каждое приложение после создания необходимо зарегистрировать в</text:span></text:p>
      <text:p text:style-name="P47"><text:span text:style-name="T23">основном файле settings.py:</text:span></text:p>
      <text:p text:style-name="P47"><text:span text:style-name="T30">INSTALLED_APPS = [</text:span></text:p>
      <text:p text:style-name="P47"><text:span text:style-name="T31">'</text:span><text:span text:style-name="T32">homeapp</text:span><text:span text:style-name="T31">'</text:span><text:span text:style-name="T30">,</text:span></text:p>
      <text:p text:style-name="P47"><text:span text:style-name="T31">'</text:span><text:span text:style-name="T32">modelapp</text:span><text:span text:style-name="T31">'</text:span><text:span text:style-name="T30">,</text:span></text:p>
      <text:p text:style-name="P47"><text:span text:style-name="T31">'django.contrib.admin'</text:span><text:span text:style-name="T30">,</text:span></text:p>
      <text:p text:style-name="P47"><text:span text:style-name="T31">'django.contrib.auth'</text:span><text:span text:style-name="T30">,</text:span></text:p>
      <text:p text:style-name="P47"><text:span text:style-name="T31">'django.contrib.contenttypes'</text:span><text:span text:style-name="T30">,</text:span></text:p>
      <text:p text:style-name="P47"><text:span text:style-name="T31">'django.contrib.sessions'</text:span><text:span text:style-name="T30">,</text:span></text:p>
      <text:p text:style-name="P47"><text:span text:style-name="T31">'django.contrib.messages'</text:span><text:span text:style-name="T30">,</text:span></text:p>
      <text:p text:style-name="P47"><text:span text:style-name="T31">'django.contrib.staticfiles'</text:span><text:span text:style-name="T30">,</text:span></text:p>
      <text:p text:style-name="P47"><text:span text:style-name="T30">]</text:span></text:p>
      <text:p text:style-name="P47"><text:span text:style-name="T23">Как мы видим, кроме прописанных нами приложений в</text:span></text:p>
      <text:p text:style-name="P47"><text:span text:style-name="T23">INSTALLED_APPS есть и другие записи – стандартные приложения Django, в</text:span></text:p>
      <text:p text:style-name="P47"><text:span text:style-name="T23">которых реализуются встроенные подсистемы. Мы также будем использовать</text:span></text:p>
      <text:p text:style-name="P47"><text:span text:style-name="T23">их в своей работе. Например:</text:span></text:p>
      <text:p text:style-name="P47"><text:span text:style-name="T23">django.contrib.auth – описывает подсистему разграничений доступа;</text:span></text:p>
      <text:p text:style-name="P47"><text:span text:style-name="T23">django.contrib.sessions – обслуживает серверные сессии.</text:span></text:p>
      <text:p text:style-name="P47"><text:span text:style-name="T23">А также прописать маршруты в файле urls.py основного пакета:</text:span></text:p>
      <text:p text:style-name="P47"><text:span text:style-name="T30">urlpatterns = [</text:span></text:p>
      <text:p text:style-name="P47"><text:span text:style-name="T30">path(</text:span><text:span text:style-name="T31">'admin/'</text:span><text:span text:style-name="T30">, admin.site.urls),</text:span></text:p>
      <text:p text:style-name="P47"><text:span text:style-name="T30">path(</text:span><text:span text:style-name="T31">''</text:span><text:span text:style-name="T30">, include(</text:span><text:span text:style-name="T31">'</text:span><text:span text:style-name="T32">homeapp</text:span><text:span text:style-name="T31">.urls'</text:span><text:span text:style-name="T30">)),</text:span></text:p>
      <text:p text:style-name="P47"><text:span text:style-name="T30">path(</text:span><text:span text:style-name="T31">'</text:span><text:span text:style-name="T32">modelapp</text:span><text:span text:style-name="T31">/'</text:span><text:span text:style-name="T30">, include(</text:span><text:span text:style-name="T31">'</text:span><text:span text:style-name="T32">modelapp</text:span><text:span text:style-name="T31">.urls'</text:span><text:span text:style-name="T30">)),</text:span></text:p>
      <text:p text:style-name="P47"><text:span text:style-name="T30">]</text:span></text:p>
      <text:p text:style-name="P47"><text:span text:style-name="T23">Каждое приложение при создании будет иметь общий набор файлов:</text:span></text:p>
      <text:list xml:id="list2968193900" text:style-name="L3">
        <text:list-item>
          <text:p text:style-name="P44"><text:span text:style-name="T23">__init__.py – опредлеяющий приложение, как пакет.</text:span></text:p>
        </text:list-item>
        <text:list-item>
          <text:p text:style-name="P44"><text:span text:style-name="T23">admin.py – файл, в котором мы будем настраивать при необходимости отображение моделей приложения в административной панели.</text:span></text:p>
        </text:list-item>
        <text:list-item>
          <text:p text:style-name="P44"><text:soft-page-break/><text:span text:style-name="T23">apps.py – файл, в котором подключаемое приложение определяют как подкласс AppConfig. Это необходимо для автоматического подключения данной конфигурации в Django.</text:span></text:p>
        </text:list-item>
        <text:list-item>
          <text:p text:style-name="P44"><text:span text:style-name="T23">models.py – файл, в котором мы будем создавать модели (классы) для создания таблиц в базе данных.</text:span></text:p>
        </text:list-item>
        <text:list-item>
          <text:p text:style-name="P44"><text:span text:style-name="T23">tests.py – файл, который используется для написания и проведения тестов.</text:span></text:p>
        </text:list-item>
        <text:list-item>
          <text:p text:style-name="P44"><text:span text:style-name="T23">views.py – файл, в котором прописывают представления.</text:span></text:p>
        </text:list-item>
      </text:list>
      <text:p text:style-name="P47"><text:span text:style-name="T26">Для каждого приложения необходимо создать </text:span><text:span text:style-name="T23"><text:s/>файл urls.py, чтобы прописать маршруты url адресов. </text:span><text:span text:style-name="T24">Очень удобно, что в </text:span><text:span text:style-name="T27">Django </text:span><text:span text:style-name="T26">все адреса не хранятся в одном месте, а распределены между проектом в целом и каждым из приложений в частности. </text:span></text:p>
      <text:p text:style-name="P40"><text:span text:style-name="T25">По большому счету взглянув на структуру каталогов проекта разработчик уже может представить себе как будет структурировано адресное пространство сайта, даже не заглядывая в файлы </text:span><text:span text:style-name="T28">urls.py </text:span><text:span text:style-name="T25">проекта и приложений. </text:span></text:p>
      <text:p text:style-name="P40"><text:span text:style-name="T25">Применительно к нашему примеру при взгляде на структуру каталогов проекта можно сказать, что адреса для доступа к приложениям будут выглядеть примерно следующим образом (для адреса сайта по умолчанию):</text:span></text:p>
      <text:p text:style-name="P40"><text:span text:style-name="T33">h</text:span><text:span text:style-name="T34">ttp://127.0.0.1:8000/</text:span><text:span text:style-name="T33">homeapp</text:span></text:p>
      <text:p text:style-name="P6"><text:a xlink:type="simple" xlink:href="http://127.0.0.1:8000/modelapp" text:style-name="Internet_20_link" text:visited-style-name="Visited_20_Internet_20_Link"><text:span text:style-name="T35">h</text:span><text:span text:style-name="T36">ttp://127.0.0.1:8000/</text:span><text:span text:style-name="T35">modelapp</text:span></text:a><text:span text:style-name="T35"> </text:span></text:p>
      <text:p text:style-name="P42"><text:span text:style-name="T26">В каталоге приложения также создаются файлы позволяющие пользователю взаимодействовать с приложением, например файл </text:span><text:span text:style-name="T27">forms.py. </text:span><text:span text:style-name="T26">Через этот файл создаются формы для ввода в базу данных новой информации, а также просмотра, изменения или удаления существующей информации. </text:span></text:p>
      <text:p text:style-name="P42"><text:span text:style-name="T27">Django </text:span><text:span text:style-name="T26">сразу предлагает нам для использования базу данных </text:span><text:span text:style-name="T27">Sqlite. </text:span><text:span text:style-name="T26">В корневом каталоге проекта создается соответствующий файл db.sqlite3 </text:span></text:p>
      <text:p text:style-name="P39"><text:span text:style-name="T25"/></text:p>
      <text:p text:style-name="P47"><text:span text:style-name="T23">Кроме созданных приложений в корневой директории проекта также</text:span></text:p>
      <text:p text:style-name="P47"><text:span text:style-name="T23">будут:</text:span></text:p>
      <text:list text:style-name="L2">
        <text:list-item>
          <text:p text:style-name="P45"><text:span text:style-name="T23">Папка images, в которую будут сохраняться </text:span><text:span text:style-name="T24">фотографии клиентов.</text:span></text:p>
        </text:list-item>
      </text:list>
      <text:p text:style-name="P40"><text:span text:style-name="T23">Сайт предназначен для внутреннего использования в кампании.</text:span></text:p>
      <text:p text:style-name="P47"><text:soft-page-break/><text:span text:style-name="T23">Структура сайта, которую будет видеть перед собой посетитель ресурса,</text:span></text:p>
      <text:p text:style-name="P47"><text:span text:style-name="T23">должна выглядеть следующим образом:</text:span></text:p>
      <text:list text:style-name="L1">
        <text:list-item>
          <text:p text:style-name="P46"><text:span text:style-name="T23">Главная страница</text:span></text:p>
        </text:list-item>
        <text:list-item>
          <text:p text:style-name="P46"><text:span text:style-name="T24">Страница вывода данных.</text:span></text:p>
        </text:list-item>
        <text:list-item>
          <text:p text:style-name="P46"><text:span text:style-name="T24">Страница ввода данных. </text:span></text:p>
        </text:list-item>
      </text:list>
      <text:p text:style-name="P48"><text:span text:style-name="T23">Код в </text:span><text:span text:style-name="T28">Python </text:span><text:span text:style-name="T23">с подключенным фреймворком </text:span><text:span text:style-name="T28">Django </text:span><text:span text:style-name="T23">подготовленный для этой работы находится по ссылке https://github.com/Leodgar2010/diplo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MT" svg:font-family="SymbolMT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-Regular" svg:font-family="Wingdings-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08:45:56.548000000</meta:creation-date>
    <meta:generator>LibreOffice/7.5.0.3$Windows_X86_64 LibreOffice_project/c21113d003cd3efa8c53188764377a8272d9d6de</meta:generator>
    <dc:date>2024-02-17T22:05:34.161000000</dc:date>
    <meta:editing-duration>PT11H31M11S</meta:editing-duration>
    <meta:editing-cycles>12</meta:editing-cycles>
    <meta:document-statistic meta:table-count="0" meta:image-count="0" meta:object-count="0" meta:page-count="16" meta:paragraph-count="171" meta:word-count="2469" meta:character-count="19288" meta:non-whitespace-character-count="16919"/>
  </office:meta>
</office:document-meta>
</file>